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 derivative Powerline1" svg:font-family="'Ubuntu Mono derivative Powerline'" style:font-pitch="fixed"/>
    <style:font-face style:name="Liberation Sans1" svg:font-family="'Liberation Sans'" style:font-pitch="variable"/>
    <style:font-face style:name="Ubuntu Mono derivative Powerline" svg:font-family="'Ubuntu Mono derivative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56cm"/>
      <style:paragraph-properties style:writing-mode="lr-tb"/>
    </style:style>
    <style:style style:name="gr3" style:family="graphic" style:parent-style-name="objectwithoutfill">
      <style:graphic-properties svg:stroke-color="#1c1c1c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0.3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918cm" fo:min-width="0.383cm"/>
      <style:paragraph-properties style:writing-mode="lr-tb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12cm" fo:min-width="0.5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9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8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27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 Mono derivative Powerline1"/>
    </style:style>
    <style:style style:name="P2" style:family="paragraph">
      <loext:graphic-properties draw:fill="none"/>
      <style:paragraph-properties fo:text-align="center" style:writing-mode="lr-tb"/>
      <style:text-properties style:font-name="Ubuntu Mono derivative Powerline1"/>
    </style:style>
    <style:style style:name="P3" style:family="paragraph">
      <loext:graphic-properties draw:fill="solid"/>
      <style:paragraph-properties fo:text-align="center"/>
      <style:text-properties style:font-name="Ubuntu Mono derivative Powerline1"/>
    </style:style>
    <style:style style:name="P4" style:family="paragraph">
      <loext:graphic-properties draw:fill="none" draw:fill-color="#ffffff"/>
      <style:paragraph-properties style:writing-mode="lr-tb"/>
      <style:text-properties style:font-name="Ubuntu Mono derivative Powerline1"/>
    </style:style>
    <style:style style:name="P5" style:family="paragraph">
      <loext:graphic-properties draw:fill="solid" draw:fill-color="#dddddd"/>
      <style:paragraph-properties fo:text-align="center" style:writing-mode="lr-tb"/>
      <style:text-properties style:font-name="Ubuntu Mono derivative Powerline1"/>
    </style:style>
    <style:style style:name="P6" style:family="paragraph">
      <loext:graphic-properties draw:fill="solid"/>
      <style:paragraph-properties fo:text-align="center" style:writing-mode="lr-tb"/>
      <style:text-properties style:font-name="Ubuntu Mono derivative Powerline1"/>
    </style:style>
    <style:style style:name="P7" style:family="paragraph">
      <loext:graphic-properties draw:fill="none" draw:fill-color="#ffffff"/>
      <style:paragraph-properties style:writing-mode="lr-tb"/>
      <style:text-properties style:font-name="Ubuntu Mono derivative Powerline1" fo:font-weight="bold" style:font-weight-asian="bold" style:font-weight-complex="bold"/>
    </style:style>
    <style:style style:name="T1" style:family="text">
      <style:text-properties style:font-name="Ubuntu Mono derivative Powerline1"/>
    </style:style>
    <style:style style:name="T2" style:family="text">
      <style:text-properties style:text-position="-33% 58%" style:font-name="Ubuntu Mono derivative Powerline1"/>
    </style:style>
    <style:style style:name="T3" style:family="text">
      <style:text-properties style:font-name="Ubuntu Mono derivative Powerline1" fo:font-weight="bold" style:font-weight-asian="bold" style:font-weight-complex="bold"/>
    </style:style>
    <style:style style:name="T4" style:family="text">
      <style:text-properties style:text-position="33% 58%" style:font-name="Ubuntu Mono derivative Powerlin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xml:id="id1" draw:id="id1" draw:layer="layout" svg:width="1.5cm" svg:height="1.5cm" svg:x="2.771cm" svg:y="3.887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cm" svg:height="1.5cm" svg:x="2.771cm" svg:y="7.689cm">
          <text:p text:style-name="P1"><text:span text:style-name="T1">x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cm" svg:height="1.5cm" svg:x="8.801cm" svg:y="9.637cm">
          <text:p text:style-name="P1"><text:span text:style-name="T1">z</text:span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cm" svg:height="1.5cm" svg:x="8.801cm" svg:y="2.64cm">
          <text:p text:style-name="P1"><text:span text:style-name="T1">z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492cm" svg:height="1.5cm" svg:x="14.753cm" svg:y="3.887cm">
          <text:p text:style-name="P1"><text:span text:style-name="T1">y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cm" svg:height="1.5cm" svg:x="14.749cm" svg:y="7.689cm">
          <text:p text:style-name="P1"><text:span text:style-name="T1">y</text:span><text:span text:style-name="T2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271cm" svg:y1="4.637cm" svg:x2="8.801cm" svg:y2="3.39cm" draw:start-shape="id1" draw:start-glue-point="10" draw:end-shape="id2" draw:end-glue-point="6" svg:d="M4271 4637l4530-1247" svg:viewBox="0 0 4531 1248">
          <text:p/>
        </draw:connector>
        <draw:connector draw:style-name="gr3" draw:text-style-name="P3" draw:layer="layout" draw:type="line" svg:x1="4.271cm" svg:y1="4.637cm" svg:x2="8.801cm" svg:y2="10.387cm" draw:start-shape="id1" draw:start-glue-point="10" draw:end-shape="id3" draw:end-glue-point="6" svg:d="M4271 4637l4530 5750" svg:viewBox="0 0 4531 5751">
          <text:p/>
        </draw:connector>
        <draw:connector draw:style-name="gr3" draw:text-style-name="P3" draw:layer="layout" draw:type="line" svg:x1="4.271cm" svg:y1="8.439cm" svg:x2="8.801cm" svg:y2="10.387cm" draw:start-shape="id4" draw:start-glue-point="10" draw:end-shape="id3" draw:end-glue-point="6" svg:d="M4271 8439l4530 1948" svg:viewBox="0 0 4531 1949">
          <text:p/>
        </draw:connector>
        <draw:connector draw:style-name="gr3" draw:text-style-name="P3" draw:layer="layout" draw:type="line" svg:x1="4.271cm" svg:y1="8.439cm" svg:x2="8.801cm" svg:y2="3.39cm" draw:start-shape="id4" draw:start-glue-point="10" draw:end-shape="id2" draw:end-glue-point="6" svg:d="M4271 8439l4530-5049" svg:viewBox="0 0 4531 5050">
          <text:p/>
        </draw:connector>
        <draw:connector draw:style-name="gr3" draw:text-style-name="P3" draw:layer="layout" draw:type="line" svg:x1="10.301cm" svg:y1="3.39cm" svg:x2="14.753cm" svg:y2="4.637cm" draw:start-shape="id2" draw:start-glue-point="10" draw:end-shape="id5" draw:end-glue-point="6" svg:d="M10301 3390l4452 1247" svg:viewBox="0 0 4453 1248">
          <text:p/>
        </draw:connector>
        <draw:connector draw:style-name="gr3" draw:text-style-name="P3" draw:layer="layout" draw:type="line" svg:x1="10.301cm" svg:y1="10.387cm" svg:x2="14.753cm" svg:y2="4.637cm" draw:start-shape="id3" draw:start-glue-point="10" draw:end-shape="id5" draw:end-glue-point="6" svg:d="M10301 10387l4452-5750" svg:viewBox="0 0 4453 5751">
          <text:p/>
        </draw:connector>
        <draw:connector draw:style-name="gr3" draw:text-style-name="P3" draw:layer="layout" draw:type="line" svg:x1="10.301cm" svg:y1="10.387cm" svg:x2="14.749cm" svg:y2="8.439cm" draw:start-shape="id3" draw:start-glue-point="10" draw:end-shape="id6" draw:end-glue-point="6" svg:d="M10301 10387l4448-1948" svg:viewBox="0 0 4449 1949">
          <text:p/>
        </draw:connector>
        <draw:connector draw:style-name="gr3" draw:text-style-name="P3" draw:layer="layout" draw:type="line" svg:x1="10.301cm" svg:y1="3.39cm" svg:x2="14.749cm" svg:y2="8.439cm" draw:start-shape="id2" draw:start-glue-point="10" draw:end-shape="id6" draw:end-glue-point="6" svg:d="M10301 3390l4448 5049" svg:viewBox="0 0 4449 5050">
          <text:p/>
        </draw:connector>
        <draw:g>
          <draw:frame draw:style-name="gr4" draw:text-style-name="P4" draw:layer="layout" svg:width="0.883cm" svg:height="2.168cm" svg:x="3.207cm" svg:y="5.501cm">
            <draw:text-box>
              <text:p><text:span text:style-name="T1">⋅</text:span><text:span text:style-name="T1"><text:line-break/></text:span><text:span text:style-name="T1">⋅</text:span><text:span text:style-name="T1"><text:line-break/></text:span><text:span text:style-name="T1">⋅</text:span></text:p>
            </draw:text-box>
          </draw:frame>
          <draw:frame draw:style-name="gr4" draw:text-style-name="P4" draw:layer="layout" svg:width="0.883cm" svg:height="2.168cm" svg:x="9.211cm" svg:y="5.501cm">
            <draw:text-box>
              <text:p><text:span text:style-name="T1">⋅</text:span><text:span text:style-name="T1"><text:line-break/></text:span><text:span text:style-name="T1">⋅</text:span><text:span text:style-name="T1"><text:line-break/></text:span><text:span text:style-name="T1">⋅</text:span></text:p>
            </draw:text-box>
          </draw:frame>
          <draw:frame draw:style-name="gr5" draw:text-style-name="P4" draw:layer="layout" svg:width="0.883cm" svg:height="2.168cm" svg:x="15.214cm" svg:y="5.61cm">
            <draw:text-box>
              <text:p><text:span text:style-name="T1">⋅</text:span></text:p>
              <text:p><text:span text:style-name="T1">⋅</text:span></text:p>
              <text:p><text:span text:style-name="T1">⋅</text:span></text:p>
            </draw:text-box>
          </draw:frame>
        </draw:g>
        <draw:custom-shape draw:style-name="gr6" draw:text-style-name="P5" xml:id="id7" draw:id="id7" draw:layer="layout" svg:width="1.5cm" svg:height="1.5cm" svg:x="2.771cm" svg:y="1.334cm">
          <text:p text:style-name="P1"><text:span text:style-name="T1">x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4.271cm" svg:y1="2.084cm" svg:x2="8.801cm" svg:y2="3.39cm" draw:start-shape="id7" draw:start-glue-point="10" draw:end-shape="id2" draw:end-glue-point="6" svg:d="M4271 2084l4530 1306" svg:viewBox="0 0 4531 1307">
          <text:p/>
        </draw:connector>
        <draw:connector draw:style-name="gr3" draw:text-style-name="P3" draw:layer="layout" draw:type="line" svg:x1="4.271cm" svg:y1="2.084cm" svg:x2="8.801cm" svg:y2="10.387cm" draw:start-shape="id7" draw:start-glue-point="10" draw:end-shape="id3" draw:end-glue-point="6" svg:d="M4271 2084l4530 8303" svg:viewBox="0 0 4531 8304">
          <text:p/>
        </draw:connector>
        <draw:custom-shape draw:style-name="gr6" draw:text-style-name="P5" xml:id="id8" draw:id="id8" draw:layer="layout" svg:width="1.5cm" svg:height="1.5cm" svg:x="8.801cm" svg:y="0.14cm">
          <text:p text:style-name="P1"><text:span text:style-name="T1">z</text:span><text:span text:style-name="T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301cm" svg:y1="0.89cm" svg:x2="14.753cm" svg:y2="4.637cm" draw:start-shape="id8" draw:start-glue-point="10" draw:end-shape="id5" draw:end-glue-point="6" svg:d="M10301 890l4452 3747" svg:viewBox="0 0 4453 3748">
          <text:p/>
        </draw:connector>
        <draw:connector draw:style-name="gr3" draw:text-style-name="P3" draw:layer="layout" draw:type="line" svg:x1="10.301cm" svg:y1="0.89cm" svg:x2="14.749cm" svg:y2="8.439cm" draw:start-shape="id8" draw:start-glue-point="10" draw:end-shape="id6" draw:end-glue-point="6" svg:d="M10301 890l4448 7549" svg:viewBox="0 0 4449 7550">
          <text:p/>
        </draw:connector>
        <draw:frame draw:style-name="gr7" draw:text-style-name="P7" draw:layer="layout" svg:width="2.09cm" svg:height="0.89cm" draw:transform="rotate (1.5707963267949) translate (1.045cm 7.684cm)">
          <draw:text-box>
            <text:p><text:span text:style-name="T3">Input</text:span></text:p>
          </draw:text-box>
        </draw:frame>
        <draw:frame draw:style-name="gr8" draw:text-style-name="P7" draw:layer="layout" svg:width="2.407cm" svg:height="0.89cm" draw:transform="rotate (1.5707963267949) translate (17.045cm 7.843cm)">
          <draw:text-box>
            <text:p><text:span text:style-name="T3">Output</text:span></text:p>
          </draw:text-box>
        </draw:frame>
        <draw:frame draw:style-name="gr9" draw:text-style-name="P4" draw:layer="layout" svg:width="1.379cm" svg:height="1.052cm" svg:x="6.496cm" svg:y="1.833cm">
          <draw:text-box>
            <text:p><text:span text:style-name="T1">w</text:span><text:span text:style-name="T4">x</text:span><text:span text:style-name="T2">01</text:span></text:p>
          </draw:text-box>
        </draw:frame>
        <draw:frame draw:style-name="gr9" draw:text-style-name="P4" draw:layer="layout" svg:width="1.379cm" svg:height="1.052cm" svg:x="7.197cm" svg:y="6.733cm">
          <draw:text-box>
            <text:p><text:span text:style-name="T1">w</text:span><text:span text:style-name="T4">x</text:span><text:span text:style-name="T2">0l</text:span></text:p>
          </draw:text-box>
        </draw:frame>
        <draw:frame draw:style-name="gr9" draw:text-style-name="P4" draw:layer="layout" svg:width="1.379cm" svg:height="1.052cm" svg:x="5.898cm" svg:y="2.933cm">
          <draw:text-box>
            <text:p><text:span text:style-name="T1">w</text:span><text:span text:style-name="T4">x</text:span><text:span text:style-name="T2">11</text:span></text:p>
          </draw:text-box>
        </draw:frame>
        <draw:frame draw:style-name="gr9" draw:text-style-name="P4" draw:layer="layout" svg:width="1.379cm" svg:height="1.052cm" svg:x="6.098cm" svg:y="8.033cm">
          <draw:text-box>
            <text:p><text:span text:style-name="T1">w</text:span><text:span text:style-name="T4">x</text:span><text:span text:style-name="T2">1l</text:span></text:p>
          </draw:text-box>
        </draw:frame>
        <draw:frame draw:style-name="gr9" draw:text-style-name="P4" draw:layer="layout" svg:width="1.379cm" svg:height="1.052cm" svg:x="6.198cm" svg:y="4.133cm">
          <draw:text-box>
            <text:p><text:span text:style-name="T1">w</text:span><text:span text:style-name="T4">x</text:span><text:span text:style-name="T2">d1</text:span></text:p>
          </draw:text-box>
        </draw:frame>
        <draw:frame draw:style-name="gr9" draw:text-style-name="P4" draw:layer="layout" svg:width="1.379cm" svg:height="1.052cm" svg:x="6.598cm" svg:y="9.633cm">
          <draw:text-box>
            <text:p><text:span text:style-name="T1">w</text:span><text:span text:style-name="T4">x</text:span><text:span text:style-name="T2">dl</text:span></text:p>
          </draw:text-box>
        </draw:frame>
        <draw:frame draw:style-name="gr9" draw:text-style-name="P4" draw:layer="layout" svg:width="1.379cm" svg:height="1.052cm" svg:x="12.797cm" svg:y="2.033cm">
          <draw:text-box>
            <text:p><text:span text:style-name="T1">w</text:span><text:span text:style-name="T4">z</text:span><text:span text:style-name="T2">01</text:span></text:p>
          </draw:text-box>
        </draw:frame>
        <draw:frame draw:style-name="gr9" draw:text-style-name="P4" draw:layer="layout" svg:width="1.379cm" svg:height="1.052cm" svg:x="12.399cm" svg:y="3.133cm">
          <draw:text-box>
            <text:p><text:span text:style-name="T1">w</text:span><text:span text:style-name="T4">z</text:span><text:span text:style-name="T2">11</text:span></text:p>
          </draw:text-box>
        </draw:frame>
        <draw:frame draw:style-name="gr9" draw:text-style-name="P4" draw:layer="layout" svg:width="1.379cm" svg:height="1.052cm" svg:x="12.899cm" svg:y="4.533cm">
          <draw:text-box>
            <text:p><text:span text:style-name="T1">w</text:span><text:span text:style-name="T4">z</text:span><text:span text:style-name="T2">l1</text:span></text:p>
          </draw:text-box>
        </draw:frame>
        <draw:frame draw:style-name="gr9" draw:text-style-name="P4" draw:layer="layout" svg:width="1.379cm" svg:height="1.052cm" svg:x="13.798cm" svg:y="6.233cm">
          <draw:text-box>
            <text:p><text:span text:style-name="T1">w</text:span><text:span text:style-name="T4">z</text:span><text:span text:style-name="T2">0k</text:span></text:p>
          </draw:text-box>
        </draw:frame>
        <draw:frame draw:style-name="gr9" draw:text-style-name="P4" draw:layer="layout" svg:width="1.379cm" svg:height="1.052cm" svg:x="13cm" svg:y="7.333cm">
          <draw:text-box>
            <text:p><text:span text:style-name="T1">w</text:span><text:span text:style-name="T4">z</text:span><text:span text:style-name="T2">1l</text:span></text:p>
          </draw:text-box>
        </draw:frame>
        <draw:frame draw:style-name="gr9" draw:text-style-name="P4" draw:layer="layout" svg:width="1.379cm" svg:height="1.052cm" svg:x="13.296cm" svg:y="8.919cm">
          <draw:text-box>
            <text:p><text:span text:style-name="T1">w</text:span><text:span text:style-name="T4">z</text:span><text:span text:style-name="T2">lk</text:span></text:p>
          </draw:text-box>
        </draw:frame>
        <draw:frame draw:style-name="gr10" draw:text-style-name="P7" draw:layer="layout" svg:width="1.772cm" svg:height="0.89cm" svg:x="0.845cm" svg:y="1.639cm">
          <draw:text-box>
            <text:p><text:span text:style-name="T3">Bias</text:span></text:p>
          </draw:text-box>
        </draw:frame>
        <draw:frame draw:style-name="gr10" draw:text-style-name="P7" draw:layer="layout" svg:width="1.772cm" svg:height="0.89cm" svg:x="6.945cm" svg:y="0.445cm">
          <draw:text-box>
            <text:p><text:span text:style-name="T3">Bias</text:span></text:p>
          </draw:text-box>
        </draw:frame>
        <draw:frame draw:style-name="gr8" draw:text-style-name="P7" draw:layer="layout" svg:width="4.312cm" svg:height="0.89cm" svg:x="7.234cm" svg:y="11.26cm">
          <draw:text-box>
            <text:p><text:span text:style-name="T3">Hidden lay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 derivative Powerline1" svg:font-family="'Ubuntu Mono derivative Powerline'" style:font-pitch="fixed"/>
    <style:font-face style:name="Liberation Sans1" svg:font-family="'Liberation Sans'" style:font-pitch="variable"/>
    <style:font-face style:name="Ubuntu Mono derivative Powerline" svg:font-family="'Ubuntu Mono derivative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52cm" fo:margin-bottom="1.475cm" fo:margin-left="1cm" fo:margin-right="1.219cm" fo:page-width="19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muel Weber</meta:initial-creator>
    <meta:creation-date>2020-08-06T17:45:34.973455690</meta:creation-date>
    <dc:date>2020-08-06T18:42:08.962059213</dc:date>
    <dc:creator>Samuel Weber</dc:creator>
    <meta:editing-duration>PT4M37S</meta:editing-duration>
    <meta:editing-cycles>3</meta:editing-cycles>
    <meta:generator>LibreOffice/6.3.6.2$Linux_X86_64 LibreOffice_project/30$Build-2</meta:generator>
    <meta:document-statistic meta:object-count="41"/>
  </office:meta>
</office:document-meta>
</file>